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3"/>
    <style:style style:name="ce6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7" style:family="table-cell" style:parent-style-name="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9.9747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2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formula="msoxl:=(B2*0.0328)" table:style-name="ce1">
            <text:p>18.8272</text:p>
          </table:table-cell>
          <table:table-cell office:value-type="float" office:value="13.972800000000001" table:formula="msoxl:=(1440-C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400000000003" table:formula="msoxl:=(B3*0.0328)" table:style-name="ce1">
            <text:p>22.7304</text:p>
          </table:table-cell>
          <table:table-cell office:value-type="float" office:value="13.972800000000001" table:formula="msoxl:=(1440-C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formula="msoxl:=(B4*0.0328)" table:style-name="ce1">
            <text:p>24.4688</text:p>
          </table:table-cell>
          <table:table-cell office:value-type="float" office:value="13.972800000000001" table:formula="msoxl:=(1440-C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200000000002" table:formula="msoxl:=(B5*0.0328)" table:style-name="ce1">
            <text:p>27.1912</text:p>
          </table:table-cell>
          <table:table-cell office:value-type="float" office:value="13.972800000000001" table:formula="msoxl:=(1440-C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600000000002" table:formula="msoxl:=(B6*0.0328)" table:style-name="ce1">
            <text:p>29.9136</text:p>
          </table:table-cell>
          <table:table-cell office:value-type="float" office:value="13.972800000000001" table:formula="msoxl:=(1440-C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formula="msoxl:=(B7*0.0328)" table:style-name="ce1">
            <text:p>32.7344</text:p>
          </table:table-cell>
          <table:table-cell office:value-type="float" office:value="13.972800000000001" table:formula="msoxl:=(1440-C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formula="msoxl:=(B8*0.0328)" table:style-name="ce1">
            <text:p>35.4568</text:p>
          </table:table-cell>
          <table:table-cell office:value-type="float" office:value="13.972800000000001" table:formula="msoxl:=(1440-C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800000000005" table:formula="msoxl:=(B9*0.0328)" table:style-name="ce1">
            <text:p>38.2448</text:p>
          </table:table-cell>
          <table:table-cell office:value-type="float" office:value="13.972800000000001" table:formula="msoxl:=(1440-C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formula="msoxl:=(B10*0.0328)" table:style-name="ce1">
            <text:p>41</text:p>
          </table:table-cell>
          <table:table-cell office:value-type="float" office:value="13.972800000000001" table:formula="msoxl:=(1440-C1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formula="msoxl:=(B11*0.0328)" table:style-name="ce1">
            <text:p>43.8864</text:p>
          </table:table-cell>
          <table:table-cell office:value-type="float" office:value="13.972800000000001" table:formula="msoxl:=(1440-C1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formula="msoxl:=(B12*0.0328)" table:style-name="ce1">
            <text:p>46.576</text:p>
          </table:table-cell>
          <table:table-cell office:value-type="float" office:value="13.972800000000001" table:formula="msoxl:=(1440-C1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formula="msoxl:=(B13*0.0328)" table:style-name="ce1">
            <text:p>49.3312</text:p>
          </table:table-cell>
          <table:table-cell office:value-type="float" office:value="13.972800000000001" table:formula="msoxl:=(1440-C1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formula="msoxl:=(B14*0.0328)" table:style-name="ce1">
            <text:p>52.0208</text:p>
          </table:table-cell>
          <table:table-cell office:value-type="float" office:value="13.972800000000001" table:formula="msoxl:=(1440-C1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600000000007" table:formula="msoxl:=(B15*0.0328)" table:style-name="ce1">
            <text:p>54.0216</text:p>
          </table:table-cell>
          <table:table-cell office:value-type="float" office:value="13.972800000000001" table:formula="msoxl:=(1440-C1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400000000005" table:formula="msoxl:=(B16*0.0328)" table:style-name="ce1">
            <text:p>57.6624</text:p>
          </table:table-cell>
          <table:table-cell office:value-type="float" office:value="13.972800000000001" table:formula="msoxl:=(1440-C1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800000000006" table:formula="msoxl:=(B17*0.0328)" table:style-name="ce1">
            <text:p>60.3848</text:p>
          </table:table-cell>
          <table:table-cell office:value-type="float" office:value="13.972800000000001" table:formula="msoxl:=(1440-C1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200000000006" table:formula="msoxl:=(B18*0.0328)" table:style-name="ce1">
            <text:p>63.1072</text:p>
          </table:table-cell>
          <table:table-cell office:value-type="float" office:value="13.972800000000001" table:formula="msoxl:=(1440-C1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400000000001" table:formula="msoxl:=(B19*0.0328)" table:style-name="ce1">
            <text:p>65.764</text:p>
          </table:table-cell>
          <table:table-cell office:value-type="float" office:value="13.972800000000001" table:formula="msoxl:=(1440-C1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0000000000003" table:formula="msoxl:=(B20*0.0328)" table:style-name="ce1">
            <text:p>18.86</text:p>
          </table:table-cell>
          <table:table-cell office:value-type="float" office:value="38.605600000000003" table:formula="msoxl:=(1440-C2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formula="msoxl:=(B21*0.0328)" table:style-name="ce1">
            <text:p>22.8288</text:p>
          </table:table-cell>
          <table:table-cell office:value-type="float" office:value="38.605600000000003" table:formula="msoxl:=(1440-C2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200000000002" table:formula="msoxl:=(B22*0.0328)" table:style-name="ce1">
            <text:p>24.4032</text:p>
          </table:table-cell>
          <table:table-cell office:value-type="float" office:value="38.605600000000003" table:formula="msoxl:=(1440-C2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000000000004" table:formula="msoxl:=(B23*0.0328)" table:style-name="ce1">
            <text:p>27.224</text:p>
          </table:table-cell>
          <table:table-cell office:value-type="float" office:value="38.605600000000003" table:formula="msoxl:=(1440-C2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200000000002" table:formula="msoxl:=(B24*0.0328)" table:style-name="ce1">
            <text:p>29.9792</text:p>
          </table:table-cell>
          <table:table-cell office:value-type="float" office:value="38.605600000000003" table:formula="msoxl:=(1440-C2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formula="msoxl:=(B25*0.0328)" table:style-name="ce1">
            <text:p>32.7672</text:p>
          </table:table-cell>
          <table:table-cell office:value-type="float" office:value="38.605600000000003" table:formula="msoxl:=(1440-C2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formula="msoxl:=(B26*0.0328)" table:style-name="ce1">
            <text:p>35.4896</text:p>
          </table:table-cell>
          <table:table-cell office:value-type="float" office:value="38.605600000000003" table:formula="msoxl:=(1440-C2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formula="msoxl:=(B27*0.0328)" table:style-name="ce1">
            <text:p>38.212</text:p>
          </table:table-cell>
          <table:table-cell office:value-type="float" office:value="38.605600000000003" table:formula="msoxl:=(1440-C2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formula="msoxl:=(B28*0.0328)" table:style-name="ce1">
            <text:p>41.0656</text:p>
          </table:table-cell>
          <table:table-cell office:value-type="float" office:value="38.605600000000003" table:formula="msoxl:=(1440-C2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8000000000004" table:formula="msoxl:=(B29*0.0328)" table:style-name="ce1">
            <text:p>43.788</text:p>
          </table:table-cell>
          <table:table-cell office:value-type="float" office:value="38.605600000000003" table:formula="msoxl:=(1440-C2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200000000006" table:formula="msoxl:=(B30*0.0328)" table:style-name="ce1">
            <text:p>46.5432</text:p>
          </table:table-cell>
          <table:table-cell office:value-type="float" office:value="38.605600000000003" table:formula="msoxl:=(1440-C3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formula="msoxl:=(B31*0.0328)" table:style-name="ce1">
            <text:p>49.3312</text:p>
          </table:table-cell>
          <table:table-cell office:value-type="float" office:value="38.605600000000003" table:formula="msoxl:=(1440-C3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formula="msoxl:=(B32*0.0328)" table:style-name="ce1">
            <text:p>52.0536</text:p>
          </table:table-cell>
          <table:table-cell office:value-type="float" office:value="38.605600000000003" table:formula="msoxl:=(1440-C3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800000000005" table:formula="msoxl:=(B33*0.0328)" table:style-name="ce1">
            <text:p>54.8088</text:p>
          </table:table-cell>
          <table:table-cell office:value-type="float" office:value="38.605600000000003" table:formula="msoxl:=(1440-C3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formula="msoxl:=(B34*0.0328)" table:style-name="ce1">
            <text:p>57.5968</text:p>
          </table:table-cell>
          <table:table-cell office:value-type="float" office:value="38.605600000000003" table:formula="msoxl:=(1440-C3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00000000007" table:formula="msoxl:=(B35*0.0328)" table:style-name="ce1">
            <text:p>60.4176</text:p>
          </table:table-cell>
          <table:table-cell office:value-type="float" office:value="38.605600000000003" table:formula="msoxl:=(1440-C3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0000000000008" table:formula="msoxl:=(B36*0.0328)" table:style-name="ce1">
            <text:p>63.14</text:p>
          </table:table-cell>
          <table:table-cell office:value-type="float" office:value="38.605600000000003" table:formula="msoxl:=(1440-C3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formula="msoxl:=(B37*0.0328)" table:style-name="ce1">
            <text:p>65.9608</text:p>
          </table:table-cell>
          <table:table-cell office:value-type="float" office:value="38.605600000000003" table:formula="msoxl:=(1440-C3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6000000000008" table:formula="msoxl:=(B38*0.0328)" table:style-name="ce1">
            <text:p>68.716</text:p>
          </table:table-cell>
          <table:table-cell office:value-type="float" office:value="38.605600000000003" table:formula="msoxl:=(1440-C3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formula="msoxl:=(B39*0.0328)" table:style-name="ce1">
            <text:p>71.0776</text:p>
          </table:table-cell>
          <table:table-cell office:value-type="float" office:value="38.605600000000003" table:formula="msoxl:=(1440-C3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formula="msoxl:=(B40*0.0328)" table:style-name="ce1">
            <text:p>86.8216</text:p>
          </table:table-cell>
          <table:table-cell office:value-type="float" office:value="36.506400000000006" table:formula="msoxl:=(1440-C40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formula="msoxl:=(B41*0.0328)" table:style-name="ce1">
            <text:p>55.9568</text:p>
          </table:table-cell>
          <table:table-cell office:value-type="float" office:value="35.784800000000004" table:formula="msoxl:=(1440-C41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ttp://www.cs.rit.edu/~robotlab/ICL1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formula="msoxl:=(B42*0.0328)" table:style-name="ce1">
            <text:p>44.8376</text:p>
          </table:table-cell>
          <table:table-cell office:value-type="float" office:value="35.784800000000004" table:formula="msoxl:=(1440-C42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StudCenter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formula="msoxl:=(B43*0.0328)" table:style-name="ce1">
            <text:p>28.536</text:p>
          </table:table-cell>
          <table:table-cell office:value-type="float" office:value="16.728000000000002" table:formula="msoxl:=(1440-C43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7">
            <text:p><text:a xlink:href="http://www.cs.rit.edu/~robotlab/CSStudCenter">http://www.cs.rit.edu/~robotlab/CSStudCenter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600000000004" table:formula="msoxl:=(B44*0.0328)" table:style-name="ce1">
            <text:p>39.5896</text:p>
          </table:table-cell>
          <table:table-cell office:value-type="float" office:value="16.728000000000002" table:formula="msoxl:=(1440-C44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400000000004" table:formula="msoxl:=(B45*0.0328)" table:style-name="ce1">
            <text:p>44.8704</text:p>
          </table:table-cell>
          <table:table-cell office:value-type="float" office:value="16.728000000000002" table:formula="msoxl:=(1440-C4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8" table:formula="msoxl:=(B46*0.0328)" table:style-name="ce1">
            <text:p>58.9416</text:p>
          </table:table-cell>
          <table:table-cell office:value-type="float" office:value="16.728000000000002" table:formula="msoxl:=(1440-C46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formula="msoxl:=(B47*0.0328)" table:style-name="ce1">
            <text:p>68.7488</text:p>
          </table:table-cell>
          <table:table-cell office:value-type="float" office:value="36.440800000000003" table:formula="msoxl:=(1440-C47)*0.0328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formula="msoxl:=(B48*0.0328)" table:style-name="ce1">
            <text:p>64.7472</text:p>
          </table:table-cell>
          <table:table-cell office:value-type="float" office:value="16.006400000000003" table:formula="msoxl:=(1440-C48)*0.0328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40000000000009" table:formula="msoxl:=(B49*0.0328)" table:style-name="ce1">
            <text:p>67.24</text:p>
          </table:table-cell>
          <table:table-cell office:value-type="float" office:value="15.973600000000001" table:formula="msoxl:=(1440-C49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formula="msoxl:=(B50*0.0328)" table:style-name="ce1">
            <text:p>35.4896</text:p>
          </table:table-cell>
          <table:table-cell office:value-type="float" office:value="35.784800000000004" table:formula="msoxl:=(1440-C50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formula="msoxl:=(B51*0.0328)" table:style-name="ce1">
            <text:p>107.1576</text:p>
          </table:table-cell>
          <table:table-cell office:value-type="float" office:value="15.284800000000001" table:formula="msoxl:=(1440-C51)*0.0328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CSOffice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formula="msoxl:=(B52*0.0328)" table:style-name="ce1">
            <text:p>107.1576</text:p>
          </table:table-cell>
          <table:table-cell office:value-type="float" office:value="24.501600000000003" table:formula="msoxl:=(1440-C52)*0.0328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http://www.cs.rit.edu/~robotlab/Class3000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formula="msoxl:=(B53*0.0328)" table:style-name="ce1">
            <text:p>62.3528</text:p>
          </table:table-cell>
          <table:table-cell office:value-type="float" office:value="36.572000000000003" table:formula="msoxl:=(1440-C53)*0.0328" table:style-name="ce1">
            <text:p>36.57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formula="msoxl:=(B54*0.0328)" table:style-name="ce1">
            <text:p>26.896</text:p>
          </table:table-cell>
          <table:table-cell office:value-type="float" office:value="36.506400000000006" table:formula="msoxl:=(1440-C54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00000000001" table:formula="msoxl:=(B55*0.0328)" table:style-name="ce1">
            <text:p>12.8904</text:p>
          </table:table-cell>
          <table:table-cell office:value-type="float" office:value="16.728000000000002" table:formula="msoxl:=(1440-C5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formula="msoxl:=(B56*0.0328)" table:style-name="ce1">
            <text:p>92.9552</text:p>
          </table:table-cell>
          <table:table-cell office:value-type="float" office:value="24.501600000000003" table:formula="msoxl:=(1440-C56)*0.0328" table:style-name="ce1">
            <text:p>24.5016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formula="msoxl:=(B57*0.0328)" table:style-name="ce1">
            <text:p>19.7128</text:p>
          </table:table-cell>
          <table:table-cell office:value-type="float" office:value="23.025600000000001" table:formula="msoxl:=(1440-C57)*0.0328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00000000003" table:formula="msoxl:=(B58*0.0328)" table:style-name="ce1">
            <text:p>19.7456</text:p>
          </table:table-cell>
          <table:table-cell office:value-type="float" office:value="26.994400000000002" table:formula="msoxl:=(1440-C58)*0.0328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00000000003" table:formula="msoxl:=(B59*0.0328)" table:style-name="ce1">
            <text:p>19.7456</text:p>
          </table:table-cell>
          <table:table-cell office:value-type="float" office:value="30.963200000000004" table:formula="msoxl:=(1440-C59)*0.0328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600000000009" table:formula="msoxl:=(B60*0.0328)" table:style-name="ce1">
            <text:p>73.2096</text:p>
          </table:table-cell>
          <table:table-cell office:value-type="float" office:value="25.846400000000003" table:formula="msoxl:=(1440-C60)*0.0328" table:style-name="ce1">
            <text:p>25.846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formula="msoxl:=(B61*0.0328)" table:style-name="ce1">
            <text:p>75.0464</text:p>
          </table:table-cell>
          <table:table-cell office:value-type="float" office:value="23.484800000000003" table:formula="msoxl:=(1440-C61)*0.0328" table:style-name="ce1">
            <text:p>23.484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formula="msoxl:=(B62*0.0328)" table:style-name="ce1">
            <text:p>82.3936</text:p>
          </table:table-cell>
          <table:table-cell office:value-type="float" office:value="36.736000000000004" table:formula="msoxl:=(1440-C62)*0.0328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formula="msoxl:=(B63*0.0328)" table:style-name="ce1">
            <text:p>17.6136</text:p>
          </table:table-cell>
          <table:table-cell office:value-type="float" office:value="22.304000000000002" table:formula="msoxl:=(1440-C63)*0.032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formula="msoxl:=(B64*0.0328)" table:style-name="ce1">
            <text:p>17.6136</text:p>
          </table:table-cell>
          <table:table-cell office:value-type="float" office:value="26.436800000000002" table:formula="msoxl:=(1440-C64)*0.0328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formula="msoxl:=(B65*0.0328)" table:style-name="ce1">
            <text:p>103.156</text:p>
          </table:table-cell>
          <table:table-cell office:value-type="float" office:value="39.589600000000004" table:formula="msoxl:=(1440-C65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formula="msoxl:=(B66*0.0328)" table:style-name="ce1">
            <text:p>84.4928</text:p>
          </table:table-cell>
          <table:table-cell office:value-type="float" office:value="16.072000000000003" table:formula="msoxl:=(1440-C66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00000000014" table:formula="msoxl:=(B67*0.0328)" table:style-name="ce1">
            <text:p>87.7072</text:p>
          </table:table-cell>
          <table:table-cell office:value-type="float" office:value="16.072000000000003" table:formula="msoxl:=(1440-C6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formula="msoxl:=(B68*0.0328)" table:style-name="ce1">
            <text:p>85.8048</text:p>
          </table:table-cell>
          <table:table-cell office:value-type="float" office:value="32.964000000000006" table:formula="msoxl:=(1440-C68)*0.0328" table:style-name="ce1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formula="msoxl:=(B69*0.0328)" table:style-name="ce1">
            <text:p>91.676</text:p>
          </table:table-cell>
          <table:table-cell office:value-type="float" office:value="32.865600000000001" table:formula="msoxl:=(1440-C69)*0.0328" table:style-name="ce1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0*0.0328)" table:style-name="ce1">
            <text:p>17.384</text:p>
          </table:table-cell>
          <table:table-cell office:value-type="float" office:value="36.473600000000005" table:formula="msoxl:=(1440-C70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5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1*0.0328)" table:style-name="ce1">
            <text:p>17.712</text:p>
          </table:table-cell>
          <table:table-cell office:value-type="float" office:value="36.145600000000002" table:formula="msoxl:=(1440-C71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2*0.0328)" table:style-name="ce1">
            <text:p>17.3184</text:p>
          </table:table-cell>
          <table:table-cell office:value-type="float" office:value="16.072000000000003" table:formula="msoxl:=(1440-C72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3*0.0328)" table:style-name="ce1">
            <text:p>17.6792</text:p>
          </table:table-cell>
          <table:table-cell office:value-type="float" office:value="16.4328" table:formula="msoxl:=(1440-C7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4*0.0328)" table:style-name="ce1">
            <text:p>19.7784</text:p>
          </table:table-cell>
          <table:table-cell office:value-type="float" office:value="18.4664" table:formula="msoxl:=(1440-C74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5*0.0328)" table:style-name="ce1">
            <text:p>19.8112</text:p>
          </table:table-cell>
          <table:table-cell office:value-type="float" office:value="33.423200000000001" table:formula="msoxl:=(1440-C75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6*0.0328)" table:style-name="ce1">
            <text:p>24.0096</text:p>
          </table:table-cell>
          <table:table-cell office:value-type="float" office:value="36.539200000000001" table:formula="msoxl:=(1440-C7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77*0.0328)" table:style-name="ce1">
            <text:p>23.944</text:p>
          </table:table-cell>
          <table:table-cell office:value-type="float" office:value="15.973600000000001" table:formula="msoxl:=(1440-C77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78*0.0328)" table:style-name="ce1">
            <text:p>93.1848</text:p>
          </table:table-cell>
          <table:table-cell office:value-type="float" office:value="13.940000000000001" table:formula="msoxl:=(1440-C78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79*0.0328)" table:style-name="ce1">
            <text:p>85.7064</text:p>
          </table:table-cell>
          <table:table-cell office:value-type="float" office:value="13.940000000000001" table:formula="msoxl:=(1440-C79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0*0.0328)" table:style-name="ce1">
            <text:p>77.3424</text:p>
          </table:table-cell>
          <table:table-cell office:value-type="float" office:value="13.972800000000001" table:formula="msoxl:=(1440-C8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1*0.0328)" table:style-name="ce1">
            <text:p>69.0768</text:p>
          </table:table-cell>
          <table:table-cell office:value-type="float" office:value="13.972800000000001" table:formula="msoxl:=(1440-C8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2*0.0328)" table:style-name="ce1">
            <text:p>91.184</text:p>
          </table:table-cell>
          <table:table-cell office:value-type="float" office:value="16.039200000000001" table:formula="msoxl:=(1440-C82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3*0.0328)" table:style-name="ce1">
            <text:p>73.2096</text:p>
          </table:table-cell>
          <table:table-cell office:value-type="float" office:value="16.4328" table:formula="msoxl:=(1440-C8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4*0.0328)" table:style-name="ce1">
            <text:p>75.3088</text:p>
          </table:table-cell>
          <table:table-cell office:value-type="float" office:value="16.072000000000003" table:formula="msoxl:=(1440-C84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5*0.0328)" table:style-name="ce1">
            <text:p>93.0208</text:p>
          </table:table-cell>
          <table:table-cell office:value-type="float" office:value="26.305600000000002" table:formula="msoxl:=(1440-C85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6*0.0328)" table:style-name="ce1">
            <text:p>75.3088</text:p>
          </table:table-cell>
          <table:table-cell office:value-type="float" office:value="36.539200000000001" table:formula="msoxl:=(1440-C8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87*0.0328)" table:style-name="ce1">
            <text:p>78.6544</text:p>
          </table:table-cell>
          <table:table-cell office:value-type="float" office:value="36.670400000000001" table:formula="msoxl:=(1440-C87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88*0.0328)" table:style-name="ce1">
            <text:p>75.0136</text:p>
          </table:table-cell>
          <table:table-cell office:value-type="float" office:value="36.145600000000002" table:formula="msoxl:=(1440-C88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89*0.0328)" table:style-name="ce1">
            <text:p>72.98</text:p>
          </table:table-cell>
          <table:table-cell office:value-type="float" office:value="36.506400000000006" table:formula="msoxl:=(1440-C89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0*0.0328)" table:style-name="ce1">
            <text:p>86.1984</text:p>
          </table:table-cell>
          <table:table-cell office:value-type="float" office:value="39.589600000000004" table:formula="msoxl:=(1440-C90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1*0.0328)" table:style-name="ce1">
            <text:p>91.2496</text:p>
          </table:table-cell>
          <table:table-cell office:value-type="float" office:value="34.505600000000001" table:formula="msoxl:=(1440-C91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2*0.0328)" table:style-name="ce1">
            <text:p>91.6104</text:p>
          </table:table-cell>
          <table:table-cell office:value-type="float" office:value="19.975200000000001" table:formula="msoxl:=(1440-C92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3*0.0328)" table:style-name="ce1">
            <text:p>96.596</text:p>
          </table:table-cell>
          <table:table-cell office:value-type="float" office:value="39.556800000000003" table:formula="msoxl:=(1440-C93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4*0.0328)" table:style-name="ce1">
            <text:p>105.2552</text:p>
          </table:table-cell>
          <table:table-cell office:value-type="float" office:value="36.014400000000002" table:formula="msoxl:=(1440-C94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5*0.0328)" table:style-name="ce1">
            <text:p>105.0256</text:p>
          </table:table-cell>
          <table:table-cell office:value-type="float" office:value="36.244" table:formula="msoxl:=(1440-C95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RightPillarStair5N">http://www.cs.rit.edu/~robotlab/Righ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6*0.0328)" table:style-name="ce1">
            <text:p>95.1856</text:p>
          </table:table-cell>
          <table:table-cell office:value-type="float" office:value="35.916000000000004" table:formula="msoxl:=(1440-C96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97*0.0328)" table:style-name="ce1">
            <text:p>95.3824</text:p>
          </table:table-cell>
          <table:table-cell office:value-type="float" office:value="36.211200000000005" table:formula="msoxl:=(1440-C97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ir3968</text:p>
          </table:table-cell>
          <table:table-cell office:value-type="float" office:value="468" table:style-name="ce1">
            <text:p>468</text:p>
          </table:table-cell>
          <table:table-cell office:value-type="float" office:value="1008" table:style-name="ce1">
            <text:p>1008</text:p>
          </table:table-cell>
          <table:table-cell office:value-type="float" office:value="15.3504" table:formula="msoxl:=(B98*0.0328)" table:style-name="ce1">
            <text:p>15.3504</text:p>
          </table:table-cell>
          <table:table-cell office:value-type="float" office:value="14.169600000000001" table:formula="msoxl:=(1440-C98)*0.0328" table:style-name="ce1">
            <text:p>14.1696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Stair3968">http://www.cs.rit.edu/~robotlab/Stair3968</text:a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5" table:style-name="ce1"/>
          <table:table-cell table:number-columns-repeated="3" table:style-name="ce2"/>
          <table:table-cell table:number-columns-repeated="16376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17T20:08:14Z</dc:date>
    <meta:editing-cycles>38</meta:editing-cycles>
    <meta:editing-duration>PT85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